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03">
            <text:p>10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table:number-columns-repeated="2" office:value-type="float" office:value="95">
            <text:p>95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7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1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2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3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1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1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8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r. Honda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2">
            <text:p>312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1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8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8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!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8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 table:number-rows-repeated="38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4/25/2013</text:date>, <text:time>21:1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4-25T21:14:25.97</dc:date>
    <meta:editing-duration>PT26M2S</meta:editing-duration>
    <meta:editing-cycles>14</meta:editing-cycles>
    <meta:document-statistic meta:table-count="1" meta:cell-count="1755" meta:object-count="0"/>
  </office:meta>
</office:document-meta>
</file>